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28pt" fo:font-weight="normal" style:font-size-asian="28pt" style:font-weight-asian="normal" style:font-size-complex="28pt" style:font-weight-complex="normal"/>
    </style:style>
    <style:style style:name="P2" style:family="paragraph" style:parent-style-name="Heading_20_2">
      <style:paragraph-properties fo:text-align="start" style:justify-single-word="false"/>
      <style:text-properties fo:font-size="28pt" fo:font-weight="normal" officeooo:rsid="00144a53" officeooo:paragraph-rsid="00144a53" style:font-size-asian="28pt" style:font-weight-asian="normal" style:font-size-complex="28pt" style:font-weight-complex="normal"/>
    </style:style>
    <style:style style:name="P3" style:family="paragraph" style:parent-style-name="Standard">
      <style:paragraph-properties fo:text-align="center" style:justify-single-word="false"/>
      <style:text-properties fo:font-size="28pt" fo:font-weight="bold" officeooo:rsid="00144a53" officeooo:paragraph-rsid="00144a53" style:font-size-asian="28pt" style:font-weight-asian="bold" style:font-size-complex="28pt" style:font-weight-complex="bold"/>
    </style:style>
    <style:style style:name="P4" style:family="paragraph" style:parent-style-name="Heading_20_2">
      <style:text-properties fo:font-weight="bold" officeooo:paragraph-rsid="00144a53" style:font-weight-asian="bold" style:font-weight-complex="bold"/>
    </style:style>
    <style:style style:name="P5" style:family="paragraph" style:parent-style-name="Heading_20_2">
      <style:paragraph-properties fo:text-align="start" style:justify-single-word="false">
        <style:tab-stops>
          <style:tab-stop style:position="3.995cm"/>
        </style:tab-stops>
      </style:paragraph-properties>
      <style:text-properties fo:font-size="18pt" fo:font-weight="bold" officeooo:rsid="00144a53" officeooo:paragraph-rsid="00144a53"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font-weight="normal" officeooo:rsid="00144a53" officeooo:paragraph-rsid="00144a5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4a53" officeooo:paragraph-rsid="001bf4b4" style:font-size-asian="10.5pt" style:font-weight-asian="normal" style:font-size-complex="12pt" style:font-weight-complex="normal"/>
    </style:style>
    <style:style style:name="P8" style:family="paragraph" style:parent-style-name="Text_20_body">
      <style:text-properties officeooo:rsid="001de2b0" officeooo:paragraph-rsid="001de2b0"/>
    </style:style>
    <style:style style:name="P9" style:family="paragraph" style:parent-style-name="Standard">
      <style:paragraph-properties fo:text-align="start" style:justify-single-word="false"/>
      <style:text-properties fo:font-size="28pt" fo:font-weight="normal" officeooo:rsid="00144a53" officeooo:paragraph-rsid="00144a53" style:font-size-asian="28pt" style:font-weight-asian="normal" style:font-size-complex="28pt" style:font-weight-complex="normal"/>
    </style:style>
    <style:style style:name="P10" style:family="paragraph" style:parent-style-name="Standard">
      <style:paragraph-properties fo:text-align="start" style:justify-single-word="false"/>
      <style:text-properties fo:font-size="18pt" fo:font-weight="bold" officeooo:rsid="001b68c4" officeooo:paragraph-rsid="001bf4b4" style:font-size-asian="18pt" style:font-weight-asian="bold" style:font-size-complex="18pt" style:font-weight-complex="bold"/>
    </style:style>
    <style:style style:name="P11" style:family="paragraph" style:parent-style-name="Text_20_body">
      <style:text-properties officeooo:rsid="001de2b0" officeooo:paragraph-rsid="001de2b0"/>
    </style:style>
    <style:style style:name="P12" style:family="paragraph" style:parent-style-name="Text_20_body">
      <style:text-properties officeooo:rsid="00217bbc" officeooo:paragraph-rsid="00217bbc"/>
    </style:style>
    <style:style style:name="P13" style:family="paragraph" style:parent-style-name="Text_20_body">
      <style:text-properties fo:font-weight="bold" officeooo:rsid="00217bbc" officeooo:paragraph-rsid="00217bbc" style:font-weight-asian="bold" style:font-weight-complex="bold"/>
    </style:style>
    <style:style style:name="T1" style:family="text">
      <style:text-properties officeooo:rsid="00144a53"/>
    </style:style>
    <style:style style:name="T2" style:family="text">
      <style:text-properties style:font-name="Liberation Serif" style:font-name-asian="Noto Serif CJK SC" style:font-name-complex="Lohit Devanagari1"/>
    </style:style>
    <style:style style:name="T3" style:family="text">
      <style:text-properties style:font-name="Liberation Serif" fo:font-size="18pt" officeooo:rsid="00144a53" style:font-name-asian="Noto Serif CJK SC" style:font-size-asian="18pt" style:font-name-complex="Lohit Devanagari1" style:font-size-complex="18pt"/>
    </style:style>
    <style:style style:name="T4" style:family="text">
      <style:text-properties officeooo:rsid="0018f15e"/>
    </style:style>
    <style:style style:name="T5" style:family="text">
      <style:text-properties officeooo:rsid="001a69a4"/>
    </style:style>
    <style:style style:name="T6" style:family="text">
      <style:text-properties officeooo:rsid="001b68c4"/>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32b46" style:font-weight-asian="normal" style:font-weight-complex="normal"/>
    </style:style>
    <style:style style:name="T10" style:family="text">
      <style:text-properties officeooo:rsid="00232b46"/>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ación de las tecnologias entorno servidor</text:p>
      <text:p text:style-name="P6"/>
      <text:p text:style-name="P6"/>
      <text:p text:style-name="P6"/>
      <text:p text:style-name="P6"/>
      <text:p text:style-name="P6"/>
      <text:p text:style-name="P6">Para desarrolar nuestra pagina web utilizaremos PHP para <text:span text:style-name="T5">configurar</text:span> la parte <text:span text:style-name="T5">de </text:span>servidor de esta.<text:span text:style-name="T6">Esto lo haremos mediante la herramienta de PHPStorm.</text:span></text:p>
      <text:h text:style-name="P2" text:outline-level="2"><text:bookmark text:name="Que_son_las_tecnologias_del_lado_del_servidor"/>¿Qué son las tecnologías del lado del servidor?</text:h>
      <text:p text:style-name="Text_20_body">Los ejemplos de tecnologías del lado del servidor incluyen marcos de backend, plataformas de desarrollo de backend y lenguajes de programación del lado del servidor.</text:p>
      <text:p text:style-name="Text_20_body"/>
      <text:h text:style-name="P1" text:outline-level="1">¿Qué es PHP? </text:h>
      <text:section text:style-name="Sect1" text:name="c81060">
        <text:p text:style-name="Text_20_body">PHP es un <text:span text:style-name="T4">lenguaje de programación</text:span> de código abierto del lado del servidor que se utiliza principalmente para <text:span text:style-name="Strong_20_Emphasis">crear páginas web dinámicas</text:span>. La abreviatura nació originariamente de “Personal Home Page Tools”, aunque hoy en día se ha convertido en el acrónimo recursivo para “<text:span text:style-name="Strong_20_Emphasis">PHP:</text:span> <text:span text:style-name="Strong_20_Emphasis">Hypertext Preprocessor</text:span>”.</text:p>
        <text:p text:style-name="Text_20_body">Mientras que los lenguajes del lado del cliente como HTML, CSS o JavaScript son interpretados primero por el navegador web en el momento de abrir una página, el código PHP <text:span text:style-name="Strong_20_Emphasis">se ejecuta en el servidor web</text:span>. Allí, los scripts de PHP generan el código HTML que se envía después al navegador. Este no recibe el código real (el script de PHP), sino el resultado de la ejecución del mismo.</text:p>
        <text:p text:style-name="Text_20_body"/>
        <text:p text:style-name="P8">PHP es un lenguaje orientado a objetos</text:p>
        <text:p text:style-name="P8">Un objecto es una estructura que contiene datos i el código que los maneja</text:p>
        <text:p text:style-name="P12">Entre los miembros de una clase pueden haber:</text:p>
        <text:p text:style-name="P12"><text:span text:style-name="T7">Metodos:</text:span>Son los miembros de la clase que contienen el codigo de la misma.Un metodo es como una funcion.Puede recibir parametros y devolver valores.</text:p>
        <text:p text:style-name="P13">Atributs o propietats:<text:span text:style-name="T8">Almacenan información sobre el estado del objetos al que pertenecen(Y por lo tanto,su valor puede ser diferent para cada uno de los objetos de la misma clase).</text:span></text:p>
        <text:p text:style-name="P13"><text:span text:style-name="T8"/></text:p>
        <text:p text:style-name="P13"><text:span text:style-name="T8"/></text:p>
        <text:p text:style-name="P13"><text:span text:style-name="T8"/></text:p>
        <text:p text:style-name="P13"><text:soft-page-break/><text:span text:style-name="T8">Los pilares fundamentales de la POO són:</text:span></text:p>
        <text:p text:style-name="P13">Herència:<text:span text:style-name="T8">Es el proceso de crear una clase a partir de otra,heredando su comportamiento y características permitint redifinir-los.</text:span></text:p>
        <text:p text:style-name="P13">Abstracción:<text:span text:style-name="T8">El objetivo principal es gestionar la complegidad ocultando detalles innecesarios al usuario.Eso le permite implementar lògica mas compleja sobre la base de abstracción sin entenderlo,incluso,sin pensar en toda su complegidad oculta.</text:span></text:p>
        <text:p text:style-name="P13">Polimorfismo:<text:span text:style-name="T9">Un mismo mètodo puede tener comportamientos diferentes en función del objeto con el que se utilice.</text:span></text:p>
        <text:p text:style-name="P13">Encapsulación:<text:span text:style-name="T9">La idea és mantener en un mismo lugar(unidad de codigo)los datos i el codigo que los manipula.Este concepto tambien se utiliza normalmente para ocultar la representación interna,o estado,de un objeto desde el exterior.Eso se llama ocultación de información</text:span></text:p>
      </text:section>
      <text:p text:style-name="Text_20_body"/>
      <text:p text:style-name="P6"/>
      <text:p text:style-name="P6"/>
      <text:p text:style-name="P9">Que es un framework?</text:p>
      <text:p text:style-name="P6"/>
      <text:h text:style-name="P5" text:outline-level="2">Visi<text:span text:style-name="T2">ón general</text:span></text:h>
      <text:p text:style-name="Text_20_body">Los frameworks de lado servidor (es decir, "los frameworks de aplicaciones web") son frameworks software que hacen más fácil escribir, mantener y escalar aplicaciones web. Proporcionan herramientas y bibliotecas que simplifican tareas comunes de desarrollo web, incluyendo enrutado de URLs a los manejadores apropiados, interactuación con bases de datos, soporte de sesiones y autorizaciones de usuario, formateado de la salida (ej, HTML, JSON, XML), y mejora de la seguridad contra los ataques web.</text:p>
      <text:p text:style-name="Text_20_body">La sección siguiente proporciona un poco más detalle sobre cómo los frameworks web pueden facilitar el desarrollo de aplicaciones web. Explicaremos a continuación algunos de los criterios que puedes usar para elegir un framework web, y luego hacer una lista de algunas de tus opciones.</text:p>
      <text:h text:style-name="P4" text:outline-level="2"><text:span text:style-name="T1">¿Que puede hacer por t</text:span><text:span text:style-name="T3">í un framework web?</text:span></text:h>
      <text:p text:style-name="Text_20_body">Los frameworks web proporcionan herramientas y bibliotecas para simplificar operaciones comunes de desarrollo web. No <text:span text:style-name="Emphasis">tienes</text:span> que usar un framework web de lado servidor, pero se recomienda encarecidamente — te hará la vida mucho más fácil.</text:p>
      <text:p text:style-name="Text_20_body">Esta sección debate algo de la funcionalidad que proporcionan con frecuencia los frameworks web (!no todo framework proporcionará necesariamente todas estas caracteríticas!)</text:p>
      <text:p text:style-name="P6"/>
      <text:p text:style-name="P6"/>
      <text:h text:style-name="P2" text:outline-level="2"><text:bookmark text:name="seo-faq-pairs#what-is-an-ide"/><text:soft-page-break/>¿Qué es un IDE?</text:h>
      <text:p text:style-name="Text_20_body">Un entorno de desarrollo integrado (IDE) es una aplicación de software que ayuda a los programadores a desarrollar código de software de manera eficiente. Aumenta la productividad de los desarrolladores al combinar capacidades como editar, crear, probar y empaquetar software en una aplicación fácil de usar. Así como los escritores utilizan editores de texto y los contables, hojas de cálculo, los desarrolladores de software utilizan IDE para facilitar su trabajo.</text:p>
      <text:h text:style-name="Heading_20_2" text:outline-level="2"><text:bookmark text:name="seo-faq-pairs#why-are-ides-important"/>¿Cuál es la importancia de Ios IDE?</text:h>
      <text:p text:style-name="Text_20_body">Puede utilizar cualquier editor de texto para escribir código. Sin embargo, la mayoría de los entornos de desarrollo integrado (IDE) incluyen funcionalidades que van más allá de la edición de texto. Proporcionan una interfaz central para herramientas de desarrollo comunes, lo que hace que el proceso de desarrollo de software sea mucho más eficiente. Los desarrolladores pueden comenzar a programar aplicaciones nuevas rápidamente en lugar de integrar y configurar diferentes software de forma manual. También prescinden de la necesidad de conocer todas las herramientas y, en su lugar, pueden centrarse en una única aplicación. A continuación, se describen algunas razones por las que los desarrolladores utilizan los IDE:</text:p>
      <text:h text:style-name="Heading_20_3" text:outline-level="3">Automatización de la edición de código</text:h>
      <text:p text:style-name="Text_20_body">Los lenguajes de programación tienen reglas sobre cómo estructurar instrucciones. Dado que un IDE conoce estas reglas, contiene muchas funciones inteligentes para escribir o editar automáticamente el código fuente.</text:p>
      <text:h text:style-name="Heading_20_3" text:outline-level="3">Resaltado de sintaxis</text:h>
      <text:p text:style-name="Text_20_body">Un IDE puede dar formato al texto escrito haciendo que algunas palabras aparezcan en negritas o itálicas, o utilizando diferentes colores de fuente. Estas pistas visuales hacen que el código fuente sea más legible y dan retroalimentación instantánea sobre errores sintácticos accidentales.</text:p>
      <text:h text:style-name="Heading_20_3" text:outline-level="3">Finalización de código inteligente</text:h>
      <text:p text:style-name="Text_20_body">Varios términos de búsqueda aparecen cuando comienza a escribir palabras en un motor de búsqueda. De manera similar, un IDE puede proponer sugerencias para completar una instrucción de código cuando el desarrollador comienza a escribir.</text:p>
      <text:h text:style-name="Heading_20_3" text:outline-level="3">Refactorización del soporte</text:h>
      <text:p text:style-name="Text_20_body">La refactorización de código es el proceso de reestructuración del código fuente para hacerlo más eficiente y legible sin tener que cambiar su funcionalidad central. Los IDE pueden autorefactorizarse hasta cierto punto, lo que permite a los desarrolladores mejorar su código de forma fácil y rápida. Otros miembros del equipo entienden el código legible con mayor rapidez, lo que respalda la colaboración dentro del equipo.</text:p>
      <text:h text:style-name="Heading_20_3" text:outline-level="3"><text:soft-page-break/>Automatización de la creación local</text:h>
      <text:p text:style-name="Text_20_body">Los IDE aumentan la productividad de los programadores, pues realizan tareas de desarrollo recurrentes que por lo general son parte de todos los cambios de código. Estos son algunos ejemplos de tareas de codificación regulares que lleva a cabo un IDE.</text:p>
      <text:h text:style-name="Heading_20_3" text:outline-level="3">Compilación</text:h>
      <text:p text:style-name="Text_20_body">Un IDE compila o convierte el código en un lenguaje simplificado que el sistema operativo puede entender. Algunos lenguajes de programación implementan la compilación “justo a tiempo”, donde el IDE convierte código legible para los humanos en código para máquinas desde el interior de la aplicación.</text:p>
      <text:h text:style-name="Heading_20_3" text:outline-level="3">Pruebas</text:h>
      <text:p text:style-name="Text_20_body">El IDE permite a los desarrolladores automatizar pruebas de unidades localmente antes de integrar el software con el código de otros desarrolladores; también se llevan a cabo pruebas de integración más complejas.</text:p>
      <text:h text:style-name="Heading_20_3" text:outline-level="3">Depuración</text:h>
      <text:p text:style-name="Text_20_body">La depuración es el proceso de corregir todos los errores o fallas revelados en las pruebas. Uno de los aspectos más valiosos e importantes de un IDE para fines de depuración es el hecho de poder seguir el código, línea por línea, conforme se pone en marcha e inspeccionar el comportamiento del código. Los IDE también integran varias herramientas de depuración que destacan las fallas provocadas por errores humanos en tiempo real, incluso mientras el desarrollador está escribiendo.</text:p>
      <text:p text:style-name="P10">Que es PHPStorm?</text:p>
      <text:p text:style-name="P7">PhpStorm es un IDE para PHP que realmente "entiende" lo que usted programa. Es compatible con PHP 5.3/8.1, ofrece prevención de errores sobre la marcha, una mejor finalización y refactorización de código, depuración sin configuración y un editor extendido para HTML, CSS y JavaScript.<text:alphabetical-index-mark text:string-value="Tecnologies entorn servidor" text:key1="lol"/><text:alphabetical-index-mark text:string-value="Tecnologies entorn servidor" text:key1="lol"/><text:alphabetical-index-mark text:string-value="Tecnologies entorn servidor" text:key1="lol"/><text:alphabetical-index-mark text:string-value="Tecnologies entorn servid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1T09:59:45.694962769</meta:creation-date>
    <dc:date>2023-09-21T11:25:28.962792541</dc:date>
    <meta:editing-duration>PT59M4S</meta:editing-duration>
    <meta:editing-cycles>12</meta:editing-cycles>
    <meta:generator>LibreOffice/7.3.7.2$Linux_X86_64 LibreOffice_project/30$Build-2</meta:generator>
    <meta:document-statistic meta:table-count="0" meta:image-count="0" meta:object-count="0" meta:page-count="4" meta:paragraph-count="46" meta:word-count="1186" meta:character-count="7787" meta:non-whitespace-character-count="6645"/>
  </office:meta>
</office:document-meta>
</file>